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uczelnia</text:p>
          </table:table-cell>
          <table:table-cell office:value-type="string" calcext:value-type="string">
            <text:p>uczel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demia Sztuk Piek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technika Informatyczno-Elektronicz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echnika Krolews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wersytet Ekonomicz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wersytet Krolews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wersytet Muzycz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wersytet Pedagogicz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wersytet Rolnicz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wersytet Sportu i Turystyk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yższa Szkoła Technicz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7:45:38.414648488</meta:creation-date>
    <dc:date>2019-09-13T07:55:40.743794268</dc:date>
    <meta:editing-duration>PT10M2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